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87e78" officeooo:paragraph-rsid="000ab9d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8"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9" style:family="paragraph" style:parent-style-name="Standard" style:list-style-name="L2">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11" style:family="paragraph" style:parent-style-name="Standard">
      <style:paragraph-properties fo:text-align="end" style:justify-single-word="false"/>
      <style:text-properties style:font-name="FreeSans" fo:font-size="12pt" style:text-underline-style="none" fo:font-weight="normal" officeooo:rsid="00087e78" officeooo:paragraph-rsid="00087e7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FreeSans" fo:font-size="12pt" style:text-underline-style="none" fo:font-weight="normal" officeooo:rsid="00087e78" officeooo:paragraph-rsid="00087e7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FreeSans" fo:font-size="12pt" style:text-underline-style="none" fo:font-weight="normal" officeooo:rsid="0009c74f" officeooo:paragraph-rsid="0009c74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FreeSans" fo:font-size="12pt" style:text-underline-style="none" fo:font-weight="normal" officeooo:rsid="000ab9de" officeooo:paragraph-rsid="000ab9de" style:font-size-asian="10.5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087e78" officeooo:paragraph-rsid="00087e78" style:font-size-asian="18pt" style:font-weight-asian="bold" style:font-size-complex="18pt" style:font-weight-complex="bold"/>
    </style:style>
    <style:style style:name="T1" style:family="text">
      <style:text-properties officeooo:rsid="0009c74f"/>
    </style:style>
    <style:style style:name="T2" style:family="text">
      <style:text-properties officeooo:rsid="000b2540"/>
    </style:style>
    <style:style style:name="T3" style:family="text">
      <style:text-properties fo:font-weight="bold" style:font-weight-asian="bold" style:font-weight-complex="bold"/>
    </style:style>
    <style:style style:name="T4" style:family="text">
      <style:text-properties fo:font-size="12pt" style:text-underline-style="none" style:font-size-asian="12pt" style:font-size-complex="12pt"/>
    </style:style>
    <style:style style:name="T5" style:family="text">
      <style:text-properties fo:font-size="12pt" style:text-underline-style="none" officeooo:rsid="000dad3c" style:font-size-asian="12pt" style:font-size-complex="12pt"/>
    </style:style>
    <style:style style:name="T6" style:family="text">
      <style:text-properties fo:font-size="12pt" style:text-underline-style="none" officeooo:rsid="000e8690"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Rapport de Projet Technologique</text:p>
      <text:p text:style-name="P1"/>
      <text:p text:style-name="P3"/>
      <text:p text:style-name="P11">Robin Hardy</text:p>
      <text:p text:style-name="P11">Paul José-Vedrenne</text:p>
      <text:p text:style-name="P4"/>
      <text:p text:style-name="P4"/>
      <text:p text:style-name="P4"/>
      <text:p text:style-name="P2">Introduction</text:p>
      <text:p text:style-name="P4"/>
      <text:p text:style-name="P4"/>
      <text:p text:style-name="P13">L’objectif principal du projet Autopilote est de concevoir un bus logiciel qui communique avec des capteurs. Ces capteurs sont des GPS, des accéléromètres ou des gyroscopes. Le bus se charge de stocker les informations produites par un capteur, et de les envoyer à un client observateur.</text:p>
      <text:p text:style-name="P13"/>
      <text:p text:style-name="P14">Il s’agit donc de faire de la programmation réseau, avec le bus qui joue le rôle de serveur et les capteurs et les observateurs qui jouent le rôle de clients.</text:p>
      <text:p text:style-name="P14"/>
      <text:p text:style-name="P16">Ce projet est développé dans le langage Java pour sa portabilité et la simplicité de programmer en réseau avec ce langage.</text:p>
      <text:p text:style-name="P4"/>
      <text:p text:style-name="P5"/>
      <text:p text:style-name="P4"/>
      <text:p text:style-name="P2">Développements réalisés</text:p>
      <text:p text:style-name="P2"/>
      <text:p text:style-name="P2"/>
      <text:list xml:id="list7825671187034097308" text:style-name="L1">
        <text:list-item>
          <text:p text:style-name="P8">Architecture globale</text:p>
        </text:list-item>
      </text:list>
      <text:p text:style-name="P7"/>
      <text:p text:style-name="P16">Les classes Java implémentées <text:span text:style-name="T2">dans ce projet sont les suivantes :</text:span></text:p>
      <text:list xml:id="list6738977566127350234" text:style-name="L3">
        <text:list-item>
          <text:p text:style-name="P17">Serveur.java</text:p>
        </text:list-item>
        <text:list-item>
          <text:p text:style-name="P17">ClientManager.java</text:p>
        </text:list-item>
        <text:list-item>
          <text:p text:style-name="P17">MessageQueue.java</text:p>
        </text:list-item>
        <text:list-item>
          <text:p text:style-name="P17">Client.java</text:p>
        </text:list-item>
        <text:list-item>
          <text:p text:style-name="P17">GPSMessage.java, qui étend BusMessageAbstract.java, qui implémente BusMessage.java</text:p>
        </text:list-item>
      </text:list>
      <text:p text:style-name="P18"/>
      <text:p text:style-name="P18"/>
      <text:p text:style-name="P18">Le <text:span text:style-name="T3">Serveur</text:span> correspond donc au bus logiciel. Il accepte des connexions et lorsqu’il en reçoit une, il crée un <text:span text:style-name="T3">ClientManager</text:span> qui va traiter les requêtes spécifiques au <text:span text:style-name="T3">Client </text:span>qui vient de se connecter. Chaque <text:span text:style-name="T3">ClientManager</text:span> possède sa propre <text:span text:style-name="T3">MessageQueue</text:span>, une file de <text:span text:style-name="T3">BusMessage</text:span> circulaire.</text:p>
      <text:p text:style-name="P19">Enfin, le <text:span text:style-name="T3">Client</text:span> envoie des coordonnées, écrites en dur pour le moment, en créant un <text:span text:style-name="T3">GPSMessage</text:span> qui construit l’objet Json correspondant.</text:p>
      <text:p text:style-name="P18"><text:soft-page-break/></text:p>
      <text:p text:style-name="P7"/>
      <text:p text:style-name="P7"/>
      <text:list xml:id="list162853800290577" text:continue-list="list7825671187034097308" text:style-name="L1">
        <text:list-item>
          <text:p text:style-name="P8">Intégration d’un capteur simulé</text:p>
        </text:list-item>
      </text:list>
      <text:p text:style-name="P7"/>
      <text:p text:style-name="P12">La classe SimGPS.java est un client qui simule un capteur GPS. En effet, lorsqu’il est créé, il modifie ses attributs (les coordonnées) aléatoirement toutes les 2 secondes.</text:p>
      <text:p text:style-name="P7"/>
      <text:p text:style-name="P7"/>
      <text:list xml:id="list162854970849574" text:continue-numbering="true" text:style-name="L1">
        <text:list-item>
          <text:p text:style-name="P8">Intégration d’un capteur Arduino</text:p>
        </text:list-item>
      </text:list>
      <text:p text:style-name="P7"/>
      <text:p text:style-name="P10"><text:span text:style-name="T4">Au cours de l’année, nous avons fabriqué un capteur avec une boîte en carton, dont les parois intérieures sont recouvertes de papier aluminium, </text:span><text:span text:style-name="T5">et dans laquelle on place une bille en plomb</text:span><text:span text:style-name="T4">.</text:span></text:p>
      <text:p text:style-name="P10"><text:span text:style-name="T4"/></text:p>
      <text:p text:style-name="P10"><text:span text:style-name="T5">Chacune des parois est reliée à un bouclier Arduino par des fils. On peut donc récupérer l’orientation de la boîte grâce au bouclier Arduino. </text:span><text:span text:style-name="T6">En effet, lorsque la boîte est inclinée, la bille touche 2 ou 3 parois en même temps, ce qui nous permet de connaître son orientation.</text:span></text:p>
      <text:p text:style-name="P4"/>
      <text:p text:style-name="P4"/>
      <text:p text:style-name="P2">Organisation du travail</text:p>
      <text:p text:style-name="P2"/>
      <text:list xml:id="list8111771280421442356" text:style-name="L2">
        <text:list-item>
          <text:p text:style-name="P9">Diagramme de Gantt</text:p>
        </text:list-item>
      </text:list>
      <text:p text:style-name="P6"/>
      <text:p text:style-name="P6"/>
      <text:p text:style-name="P6"/>
      <text:list xml:id="list162853790856293" text:continue-numbering="true" text:style-name="L2">
        <text:list-item>
          <text:p text:style-name="P9">Points durs rencontrés</text:p>
        </text:list-item>
      </text:list>
      <text:p text:style-name="P14"/>
      <text:p text:style-name="P14">La première difficulté rencontrée a été d’apprendre à programmer en réseau, au début de l’année. En effet, le réseau était totalement nouveau et a été enseigné au premier semestre de la licence 3. Cela a donc demandé un temps d’adaptation.</text:p>
      <text:p text:style-name="P14"/>
      <text:p text:style-name="P14">Une autre difficulté a été de concevoir les spécifications relatives aux différentes requêtes envoyées par le bus et les clients. <text:span text:style-name="T1">Cela a demandé une réflexion globale du groupe et a pris plus de temps au final que leur implémentation.</text:span></text:p>
      <text:p text:style-name="P14"/>
      <text:p text:style-name="P15">Enfin, la dernière difficulté a été d’apprendre à utiliser le Json, un langage nouveau également. Cependant, cette difficulté s’est avérée rentable car elle a simplifié les choses par la suite. En effet, il est bien plus aisé de communiquer en réseau par du Json plutôt que par de simples chaînes de caractères.</text:p>
      <text:p text:style-name="P4"/>
      <text:p text:style-name="P4"/>
      <text:p text:style-name="P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14:39.733363206</meta:creation-date>
    <dc:date>2017-05-01T16:28:52.786239213</dc:date>
    <meta:editing-duration>PT1M20S</meta:editing-duration>
    <meta:editing-cycles>1</meta:editing-cycles>
    <meta:document-statistic meta:table-count="0" meta:image-count="0" meta:object-count="0" meta:page-count="2" meta:paragraph-count="29" meta:word-count="464" meta:character-count="2883" meta:non-whitespace-character-count="2458"/>
    <meta:generator>LibreOffice/5.1.4.2$Linux_X86_64 LibreOffice_project/10m0$Build-2</meta:generator>
  </office:meta>
</office:document-meta>
</file>